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8" calcext:value-type="float">
            <text:p>8,00</text:p>
          </table:table-cell>
          <table:table-cell office:value-type="float" office:value="43132505" calcext:value-type="float">
            <text:p>43 132 505,00</text:p>
          </table:table-cell>
          <table:table-cell office:value-type="float" office:value="36953318" calcext:value-type="float">
            <text:p>36 953 318,00</text:p>
          </table:table-cell>
          <table:table-cell office:value-type="float" office:value="40136000" calcext:value-type="float">
            <text:p>40 136 000,00</text:p>
          </table:table-cell>
          <table:table-cell table:number-columns-repeated="6"/>
          <table:table-cell office:value-type="float" office:value="7360492" calcext:value-type="float">
            <text:p>7 360 492,00</text:p>
          </table:table-cell>
          <table:table-cell office:value-type="float" office:value="5429199" calcext:value-type="float">
            <text:p>5 429 199,00</text:p>
          </table:table-cell>
          <table:table-cell office:value-type="float" office:value="3949553" calcext:value-type="float">
            <text:p>3 949 553,00</text:p>
          </table:table-cell>
          <table:table-cell/>
          <table:table-cell office:value-type="float" office:value="43" calcext:value-type="float">
            <text:p>43,00</text:p>
          </table:table-cell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5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uvedli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neuvedli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3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table:style-name="ce5" office:value-type="string" calcext:value-type="string">
            <text:p>ne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office:value-type="float" office:value="82159" calcext:value-type="float">
            <text:p>82 15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7056767" calcext:value-type="float">
            <text:p>37 056 767,00</text:p>
          </table:table-cell>
          <table:table-cell office:value-type="float" office:value="25023359" calcext:value-type="float">
            <text:p>25 023 359,00</text:p>
          </table:table-cell>
          <table:table-cell office:value-type="float" office:value="12295209" calcext:value-type="float">
            <text:p>12 295 209,00</text:p>
          </table:table-cell>
          <table:table-cell office:value-type="float" office:value="29455714" calcext:value-type="float">
            <text:p>29 455 714,00</text:p>
          </table:table-cell>
          <table:table-cell office:value-type="float" office:value="20761587" calcext:value-type="float">
            <text:p>20 761 587,00</text:p>
          </table:table-cell>
          <table:table-cell office:value-type="float" office:value="13670020" calcext:value-type="float">
            <text:p>13 670 02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2379" calcext:value-type="float">
            <text:p>62 379,00</text:p>
          </table:table-cell>
          <table:table-cell office:value-type="float" office:value="62172" calcext:value-type="float">
            <text:p>62 172,00</text:p>
          </table:table-cell>
          <table:table-cell office:value-type="float" office:value="52794" calcext:value-type="float">
            <text:p>52 794,00</text:p>
          </table:table-cell>
          <table:table-cell office:value-type="string" calcext:value-type="string">
            <text:p>N/A</text:p>
          </table:table-cell>
          <table:table-cell office:value-type="float" office:value="22.5" calcext:value-type="float">
            <text:p>2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/>
          <table:table-cell table:style-name="Default"/>
          <table:table-cell table:number-columns-repeated="22"/>
          <table:table-cell table:style-name="ce2" office:value-type="string" calcext:value-type="string">
            <text:p>N/A</text:p>
          </table:table-cell>
          <table:table-cell/>
          <table:table-cell table:style-name="ce5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style-name="Default"/>
          <table:table-cell table:number-columns-repeated="22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5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office:value-type="float" office:value="54550" calcext:value-type="float">
            <text:p>54 55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10522538" calcext:value-type="float">
            <text:p>10 522 538,00</text:p>
          </table:table-cell>
          <table:table-cell office:value-type="float" office:value="13541102" calcext:value-type="float">
            <text:p>13 541 102,00</text:p>
          </table:table-cell>
          <table:table-cell office:value-type="float" office:value="4910973" calcext:value-type="float">
            <text:p>4 910 973,00</text:p>
          </table:table-cell>
          <table:table-cell table:number-columns-repeated="3" office:value-type="string" calcext:value-type="string">
            <text:p>neoutsourcují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office:value-type="float" office:value="45741" calcext:value-type="float">
            <text:p>45 74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033113" calcext:value-type="float">
            <text:p>2 033 113,00</text:p>
          </table:table-cell>
          <table:table-cell office:value-type="float" office:value="2558730" calcext:value-type="float">
            <text:p>2 558 730,00</text:p>
          </table:table-cell>
          <table:table-cell office:value-type="float" office:value="3016245" calcext:value-type="float">
            <text:p>3 016 245,00</text:p>
          </table:table-cell>
          <table:table-cell office:value-type="float" office:value="2279000" calcext:value-type="float">
            <text:p>2 279 000,00</text:p>
          </table:table-cell>
          <table:table-cell office:value-type="float" office:value="2402100" calcext:value-type="float">
            <text:p>2 402 100,00</text:p>
          </table:table-cell>
          <table:table-cell office:value-type="float" office:value="3783000" calcext:value-type="float">
            <text:p>3 783 000,00</text:p>
          </table:table-cell>
          <table:table-cell table:number-columns-repeated="8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5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/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string" calcext:value-type="string">
            <text:p>N/A</text:p>
          </table:table-cell>
          <table:table-cell office:value-type="float" office:value="23.5" calcext:value-type="float">
            <text:p>23,5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.00.0000</text:date>, <text:time style:data-style-name="N2" text:time-value="18:02:29.586728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7T18:14:09.131502307</dc:date>
    <meta:editing-duration>PT9H41M7S</meta:editing-duration>
    <meta:editing-cycles>80</meta:editing-cycles>
    <meta:generator>LibreOffice/4.4.2.2$Linux_X86_64 LibreOffice_project/40m0$Build-2</meta:generator>
    <meta:document-statistic meta:table-count="1" meta:cell-count="548" meta:object-count="0"/>
  </office:meta>
</office:document-meta>
</file>